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ca" fo:country="ES"/>
    </style:style>
    <style:style style:name="P2" style:family="paragraph" style:parent-style-name="Standard">
      <style:paragraph-properties fo:text-align="justify" style:justify-single-word="false"/>
      <style:text-properties style:font-name="Arial" fo:language="ca" fo:country="ES"/>
    </style:style>
    <style:style style:name="P3" style:family="paragraph" style:parent-style-name="Standard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language="ca" fo:country="ES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7">
      <style:paragraph-properties fo:text-align="justify" style:justify-single-word="false"/>
    </style:style>
    <style:style style:name="P9" style:family="paragraph" style:parent-style-name="Standard" style:list-style-name="L9">
      <style:paragraph-properties fo:text-align="justify" style:justify-single-word="false"/>
    </style:style>
    <style:style style:name="P10" style:family="paragraph" style:parent-style-name="Standard" style:list-style-name="L10">
      <style:paragraph-properties fo:text-align="justify" style:justify-single-word="false"/>
    </style:style>
    <style:style style:name="P11" style:family="paragraph" style:parent-style-name="Standard" style:list-style-name="L11">
      <style:paragraph-properties fo:text-align="justify" style:justify-single-word="false"/>
    </style:style>
    <style:style style:name="P12" style:family="paragraph" style:parent-style-name="Standard" style:list-style-name="L12">
      <style:paragraph-properties fo:text-align="justify" style:justify-single-word="false"/>
    </style:style>
    <style:style style:name="P13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ca" fo:country="ES"/>
    </style:style>
    <style:style style:name="T3" style:family="text">
      <style:text-properties style:font-name="Arial" fo:language="ca" fo:country="ES" style:text-underline-style="none"/>
    </style:style>
    <style:style style:name="T4" style:family="text">
      <style:text-properties style:font-name="Arial" fo:language="ca" fo:country="ES" style:text-underline-style="none" fo:font-weight="bold" style:font-weight-asian="bold" style:font-weight-complex="bold"/>
    </style:style>
    <style:style style:name="T5" style:family="text">
      <style:text-properties style:font-name="Arial" fo:language="ca" fo:country="ES" fo:font-weight="bold" style:font-weight-asian="bold" style:font-weight-complex="bold"/>
    </style:style>
    <style:style style:name="T6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tats del confinament 1</text:p>
      <text:p text:style-name="P4"/>
      <text:list xml:id="list8348756152651032335" text:style-name="L2">
        <text:list-item>
          <text:p text:style-name="P16"><text:span text:style-name="T2">Aquesta és la declaració dels companys d'un cambrer que va morir en un accident de trànsit quan sortia de la feina, després que el seu cap l'esbronqués:</text:span></text:p>
          <text:p text:style-name="P16"><text:span text:style-name="T2"/></text:p>
        </text:list-item>
      </text:list>
      <text:p text:style-name="P5"><text:tab/>&lt;&lt;El cap el perseguia constantment, estava obsessionat amb ell i hi tenia <text:tab/>fixació. L'escridassava sense motiu i l'insultava, li deia que era un desgraciat, <text:tab/>un inútil, que no servia per a res i que més li valdria anar-se'n a casa.&gt;&gt;</text:p>
      <text:p text:style-name="P5"/>
      <text:list xml:id="list2689672134635473035" text:style-name="L7">
        <text:list-item>
          <text:p text:style-name="P8"><text:span text:style-name="T6">Què estava passant? </text:span></text:p>
        </text:list-item>
      </text:list>
      <text:p text:style-name="P6"/>
      <text:p text:style-name="P6"><text:tab/>Hi havia un cas de Mobbing de part del cap a l'empleat.</text:p>
      <text:p text:style-name="P6"/>
      <text:list xml:id="list6941711661937240422" text:style-name="L8">
        <text:list-item>
          <text:p text:style-name="P13"><text:span text:style-name="T2">Què s'havia d'haver fet abans que s'esdevingués aquest desenllaç tan tràgic?</text:span></text:p>
        </text:list-item>
      </text:list>
      <text:p text:style-name="P2"/>
      <text:p text:style-name="P2"><text:tab/>Ell tindría que haver reunit proves de l'assatjament i consultar-ho amb un advocat. <text:tab/>Però com la persona afectada per el mobbing pot ser que pensés que era culpa <text:tab/>seva, els companys de treball tindrien que haver parlat amb ell per a saber com es <text:tab/>sentia, ja que pel testimoni, sembla que no era una situació d'un dia.</text:p>
      <text:p text:style-name="P1"/>
      <text:p text:style-name="P1"/>
      <text:list xml:id="list35601664" text:continue-list="list8348756152651032335" text:style-name="L2">
        <text:list-item>
          <text:p text:style-name="P14"><text:span text:style-name="T2">Un administratiu baixa un moment al magatzem per comprovar que ha arribat una comanda que ha de registrar i que ningú no troba. En entral al magatzem es torça el peu en un desnivell i es trenca els lligaments del turmell.</text:span></text:p>
          <text:p text:style-name="P14"><text:span text:style-name="T2"/></text:p>
        </text:list-item>
      </text:list>
      <text:p text:style-name="P3"><text:tab/>L'empresa no ho considera accident laboral perquè el treballador no estava <text:tab/>fent tasques pròpies del seu lloc de treball i es trobava en un lloc on no havia <text:tab/>d'estar. </text:p>
      <text:p text:style-name="P3"/>
      <text:list xml:id="list2082776976739649774" text:style-name="L9">
        <text:list-item>
          <text:p text:style-name="P9"><text:span text:style-name="T5">Té raó l'empresa? Raona'n la resposta.</text:span></text:p>
        </text:list-item>
      </text:list>
      <text:p text:style-name="P2"/>
      <text:p text:style-name="P2"><text:tab/>No te raó l'empresa ja que el treballador estava realitzant tasques no pròpies de la <text:tab/>seva categoría professional però que tenía que fer per mantenir el bon <text:tab/>funcionament de l'empresa, ja que ningú trobava el paquet que ell havia <text:tab/>d'enregistrar.</text:p>
      <text:p text:style-name="P2"/>
      <text:p text:style-name="P2"/>
      <text:list xml:id="list35592330" text:continue-list="list35601664" text:style-name="L2">
        <text:list-item>
          <text:p text:style-name="P14"><text:span text:style-name="T3">El primer dia de feina de l'Anna, el cap li demana que es compri unes botes de seguretat antiperforació perquè es obligatori fer-les servir. </text:span></text:p>
          <text:p text:style-name="P14"><text:span text:style-name="T3"/></text:p>
        </text:list-item>
      </text:list>
      <text:list xml:id="list4828746089319463174" text:style-name="L10">
        <text:list-item>
          <text:p text:style-name="P10"><text:span text:style-name="T4">Qui ha de proporcionar l'EPI a l'Anna i qui l'ha de pagar?</text:span></text:p>
        </text:list-item>
      </text:list>
      <text:p text:style-name="P2"><text:span text:style-name="T1"/></text:p>
      <text:p text:style-name="P2"><text:span text:style-name="T1"><text:tab/>L'empresa té el deure de proporcionar i pagar l'EPI de l'Anna.</text:span></text:p>
      <text:p text:style-name="P2"><text:span text:style-name="T1"/></text:p>
      <text:p text:style-name="P2"><text:span text:style-name="T1"/></text:p>
      <text:p text:style-name="P2"><text:span text:style-name="T1"/></text:p>
      <text:list xml:id="list35588591" text:continue-list="list35592330" text:style-name="L2">
        <text:list-item>
          <text:p text:style-name="P14"><text:soft-page-break/><text:span text:style-name="T3">Quan la Blanca surt de la feina observa com es desprèn i cau un senyal de seguretat que avisa d'un perill de risc elèctric; accelera el pas i surt ràpidament de l'empresa, i s'oblida de l'assumpte. </text:span></text:p>
          <text:p text:style-name="P14"><text:span text:style-name="T3"/></text:p>
        </text:list-item>
      </text:list>
      <text:list xml:id="list5469106025573301450" text:style-name="L11">
        <text:list-item>
          <text:p text:style-name="P11"><text:span text:style-name="T4">Quina obligació de tot treballador ha incomplert la Blanca?</text:span></text:p>
        </text:list-item>
      </text:list>
      <text:p text:style-name="P2"><text:span text:style-name="T1"/></text:p>
      <text:p text:style-name="P2"><text:span text:style-name="T1"><text:tab/>De l'obligació d'informar ja que era del seu coneixement que una senyal de risc <text:tab/>elèctric s'ha caigut, com a mínim tindría que haver avisat a un superior.</text:span></text:p>
      <text:p text:style-name="P2"><text:span text:style-name="T1"/></text:p>
      <text:p text:style-name="P2"><text:span text:style-name="T1"/></text:p>
      <text:list xml:id="list7852024071572320406" text:style-name="L6">
        <text:list-item>
          <text:p text:style-name="P15"><text:span text:style-name="T3">La sala social del Tribunal Suprem va dictar sentència amb data 14 de març de 2012 (recurs núm. 4360/2010) per resoldre sobre aquest cas:</text:span></text:p>
          <text:p text:style-name="P15"><text:span text:style-name="T3"/></text:p>
        </text:list-item>
      </text:list>
      <text:p text:style-name="P3"><text:span text:style-name="T1"><text:tab/>&lt;&lt;Mort produïda per insuficiència respiratòria aguda per embòlia pulmonar <text:tab/>(edema pulmonar) quan el treballador s'adreçava a casa seva des de la feina, <text:tab/>on ja s'havia trobat malament, per la qual cosa havia consultat els serveis <text:tab/>mèdics que li van indicar que se n'anés a casa.&gt;&gt;</text:span></text:p>
      <text:p text:style-name="P2"><text:span text:style-name="T1"/></text:p>
      <text:list xml:id="list9050917906252441820" text:style-name="L12">
        <text:list-item>
          <text:p text:style-name="P12"><text:span text:style-name="T4">Com creus que qualificarà el Tribunal Suprem aquesta contingència? Justifica la teva resposta.</text:span></text:p>
        </text:list-item>
      </text:list>
      <text:p text:style-name="P2"><text:span text:style-name="T1"/></text:p>
      <text:p text:style-name="P2"><text:span text:style-name="T1"><text:tab/>Com a una negligència mèdica ja que havia seguit els passos indicats per aquest <text:tab/>casos, i l'empresa <text:s/>també ja que ha proporcionat un metge per aquests casos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AWS 1 FOL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0-25T14:58:08.04</meta:creation-date>
    <dc:date>2020-10-25T15:38:56.51</dc:date>
    <dc:creator>Carlos Guillermo Valenzuela García</dc:creator>
    <meta:editing-duration>PT40M58S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2" meta:paragraph-count="23" meta:word-count="516" meta:character-count="2960"/>
  </office:meta>
</office:document-meta>
</file>